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832c0" officeooo:paragraph-rsid="001832c0"/>
    </style:style>
    <style:style style:name="P2" style:family="paragraph" style:parent-style-name="Text_20_body">
      <style:text-properties officeooo:paragraph-rsid="001832c0"/>
    </style:style>
    <style:style style:name="P3" style:family="paragraph" style:parent-style-name="Text_20_body">
      <style:text-properties officeooo:rsid="001999d2" officeooo:paragraph-rsid="001999d2"/>
    </style:style>
    <style:style style:name="P4" style:family="paragraph" style:parent-style-name="Text_20_body">
      <style:text-properties officeooo:rsid="001b3d05" officeooo:paragraph-rsid="001b3d05"/>
    </style:style>
    <style:style style:name="P5" style:family="paragraph" style:parent-style-name="Text_20_body">
      <style:text-properties officeooo:rsid="001b47b0" officeooo:paragraph-rsid="001b47b0"/>
    </style:style>
    <style:style style:name="P6" style:family="paragraph" style:parent-style-name="Title">
      <style:text-properties officeooo:rsid="001832c0" officeooo:paragraph-rsid="001832c0"/>
    </style:style>
    <style:style style:name="P7" style:family="paragraph" style:parent-style-name="Text_20_body" style:list-style-name="L1">
      <style:text-properties officeooo:rsid="001832c0" officeooo:paragraph-rsid="001832c0"/>
    </style:style>
    <style:style style:name="P8" style:family="paragraph" style:parent-style-name="Text_20_body">
      <style:text-properties officeooo:rsid="001b47b0" officeooo:paragraph-rsid="001b47b0"/>
    </style:style>
    <style:style style:name="P9" style:family="paragraph" style:parent-style-name="Text_20_body">
      <style:text-properties officeooo:rsid="00208ce1" officeooo:paragraph-rsid="00208ce1"/>
    </style:style>
    <style:style style:name="P10" style:family="paragraph" style:parent-style-name="Text_20_body">
      <style:text-properties officeooo:rsid="001ef033" officeooo:paragraph-rsid="001ef033"/>
    </style:style>
    <style:style style:name="P11" style:family="paragraph" style:parent-style-name="Text_20_body">
      <style:text-properties officeooo:rsid="0021a640" officeooo:paragraph-rsid="0021a640"/>
    </style:style>
    <style:style style:name="T1" style:family="text">
      <style:text-properties officeooo:rsid="001949ba"/>
    </style:style>
    <style:style style:name="T2" style:family="text">
      <style:text-properties officeooo:rsid="001b47b0"/>
    </style:style>
    <style:style style:name="T3" style:family="text">
      <style:text-properties officeooo:rsid="001ef033"/>
    </style:style>
    <style:style style:name="T4" style:family="text">
      <style:text-properties officeooo:rsid="001ff7bd"/>
    </style:style>
    <style:style style:name="T5" style:family="text">
      <style:text-properties officeooo:rsid="00200fee"/>
    </style:style>
    <style:style style:name="T6" style:family="text">
      <style:text-properties officeooo:rsid="00208ce1"/>
    </style:style>
    <style:style style:name="T7" style:family="text">
      <style:text-properties officeooo:rsid="0020b653"/>
    </style:style>
    <style:style style:name="T8" style:family="text">
      <style:text-properties officeooo:rsid="0021f88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ames in Annotations/Pragmas</text:p>
      <text:p text:style-name="P2"/>
      <text:p text:style-name="P1"><text:span text:style-name="T3">A n</text:span>ame occurring in <text:span text:style-name="T3">an </text:span>annotation or <text:span text:style-name="T3">its</text:span> corresponding pragma may not be recognised by the gnat front-end. <text:s/>There are a number of reasons for this:</text:p>
      <text:list xml:id="list4143509049" text:style-name="L1">
        <text:list-item>
          <text:p text:style-name="P7">The name is declared in an annotation and not in the Ada text,</text:p>
        </text:list-item>
        <text:list-item>
          <text:p text:style-name="P7">The name is declared in the Ada text but it is not apparent to the front end that the package declaring the name needs to be with’d,</text:p>
        </text:list-item>
        <text:list-item>
          <text:p text:style-name="P7">The name is declared in the Ada text in anot<text:span text:style-name="T1">her package but it is not apparent to the front end that the package is required at the time of analysing the pragma and there is a local declaration with the same direct name. <text:s/>The front end will choose the local name rather than the name from the other package.</text:span></text:p>
        </text:list-item>
      </text:list>
      <text:p text:style-name="P3">There are other issues related to names in annotations. <text:s/>The analysis of the SPARK pragmas may require the “with” of a package that is not required in the Ada text. <text:s/>In the SPARK text there would be an Aquire annotation/pragma. <text:s/>This means that Aquire pragmas may have to become with clauses, although it may be the case that a package specification does not reference any aquired package. <text:s/>In either of these two cases this may lead to compiler warnings regarding unused with clauses.</text:p>
      <text:p text:style-name="P3">If with a clause is placed on a package declaration and the same with clause is placed on the package body, as is likely to happen if Aquire annotations on a package declarations give rise to with clauses, then the front end <text:span text:style-name="T5">may</text:span> generate a warning regarding the with clause on the package body as a redundant construct.</text:p>
      <text:p text:style-name="P4">Warning messages regarding a with clause for a package which is not used in the Ada text of the package specification can be suppressed using pragma Warnings (Off, &lt;package_name&gt;). <text:s/>I think this will only suppress the warning regarding the unused with clause for the aquired package.</text:p>
      <text:p text:style-name="P4">A warning generated from a with clause on a package body which is redundant is more tricky. <text:s/><text:span text:style-name="T2">The front end still reports a redundant construct if the pragma Warnings (Off, &lt;package_name&gt;) is placed after the errant with clause. <text:s/>If it is placed before the errant with clause a semantic error is reported by the front end that &lt;package_name&gt; is not visible.</text:span></text:p>
      <text:p text:style-name="P5">The pragma Warning (“R”) applied prior to the errant with clause can be used to suppress the redundant with clause but pragma Warning (“R”) is non-specific and will suppress all redundant construct warning messages. <text:s/>I think we will have to live with this. </text:p>
      <text:p text:style-name="P5">One of the important redundant constructs that the front end detects is unnecessary assignments. <text:s text:c="2"/>The SPARK analysis will detect these as well as <text:span text:style-name="T3">some </text:span>other unnecessary statements. <text:s/><text:span text:style-name="T5">The SPARK analysis could also check for redundant with clauses which are not due to an Aquire annotation on the package declaration.</text:span></text:p>
      <text:p text:style-name="P9">If Aquire annotations are to be converted to with clauses, then the annotation translator has to be aware of the context at the start of a compilation unit and only add with’s for the aquired packages that have not already been with’d. Quite an extra complication!</text:p>
      <text:p text:style-name="P10"><text:soft-page-break/><text:span text:style-name="T4">In a SPARK_Classic pragma a direct name is represented as an N_Identifier node. <text:s/></text:span>If a name is a direct name, then it is either declared in the Ada text in the current scope or it is declared in an annotation in the current scope. <text:s/>If it is declared in the Ada text <text:span text:style-name="T4">N_Identifier node </text:span>will have a<text:span text:style-name="T4">n Entity node</text:span> declared by the front end. <text:s/><text:span text:style-name="T4">The N_Identifier node of a</text:span> direct name which is declared in an annotation will not have an Entity node. <text:s/><text:span text:style-name="T6">To handle direct names – check if it has an entity node, if it has then the nsme is in the Atree. <text:s/>If it doesn’t then the name has to be in the SPARK dictionary.</text:span></text:p>
      <text:p text:style-name="P9">An extended name in a SPARK_Classic pragma is represented as an N_Selected_Component. <text:s/><text:span text:style-name="T7">The prefix of the N_Selected_Component should be the name of an aquired or with’d package. <text:s/>The prefix may be a direct name, represented by an N_Identifier node, or an extended name, represented by an Selected_Component. <text:s/>If the prefix is an N_Identifier node then it should have a corresponding Entity node which is an E_Package entity kind. <text:s/>If the prefix is an N_Selected_Component node then the Selector of the node should be an N_Identifier node which is a package entity kind (i.e., it is a child package).</text:span></text:p>
      <text:p text:style-name="P11">Having obtained the package entity of an extended name it is now time to consider the Selector of the N_Selected_Component representing the extended component. <text:s/>This should be an N_Identifer node (or possibly an N_<text:span text:style-name="T8">Operator_Symbol). <text:s/>If the node does not have an Entity, then it should be a name in the SPARK dictionary arising from an annotation. <text:s/>The name to look in the dictionary would be Uniq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2T16:50:20.076298242</meta:creation-date>
    <dc:date>2022-04-19T17:56:06.497909242</dc:date>
    <meta:editing-duration>PT5H16M47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2" meta:paragraph-count="15" meta:word-count="798" meta:character-count="4560" meta:non-whitespace-character-count="3753"/>
  </office:meta>
</office:document-meta>
</file>